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40000008CE954CCBCC1CD7F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bc1a" officeooo:paragraph-rsid="0008bc1a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RES</text:p>
      <text:p text:style-name="P1"/>
      <text:p text:style-name="P1"><draw:frame draw:style-name="fr1" draw:name="Figura1" text:anchor-type="char" svg:width="27.7cm" svg:height="2.778cm" draw:z-index="0"><draw:image xlink:href="Pictures/10000000000005740000008CE954CCBCC1CD7F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54:41.844471073</meta:creation-date>
    <dc:date>2024-02-02T16:56:35.935248784</dc:date>
    <meta:editing-duration>PT1M55S</meta:editing-duration>
    <meta:editing-cycles>1</meta:editing-cycles>
    <meta:document-statistic meta:table-count="0" meta:image-count="1" meta:object-count="0" meta:page-count="1" meta:paragraph-count="1" meta:word-count="3" meta:character-count="15" meta:non-whitespace-character-count="13"/>
    <meta:generator>LibreOffice/7.3.7.2$Linux_X86_64 LibreOffice_project/30$Build-2</meta:generator>
  </office:meta>
</office:document-meta>
</file>